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nen</text:p>
          </table:table-cell>
          <table:table-cell table:style-name="ce3" office:value-type="string" calcext:value-type="string">
            <text:p>Value*8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Squirrel / lb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loth value / lb</text:p>
          </table:table-cell>
        </table:table-row>
        <table:table-row table:style-name="ro1">
          <table:table-cell office:value-type="string" calcext:value-type="string">
            <text:p>Linen apron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B2]/[.C2]/8" office:value-type="float" office:value="4.5" calcext:value-type="float">
            <text:p>4.5</text:p>
          </table:table-cell>
          <table:table-cell table:formula="of:=MAX([.D3:.D12])" office:value-type="float" office:value="6.66666666666667" calcext:value-type="float">
            <text:p>6.66666666666667</text:p>
          </table:table-cell>
          <table:table-cell table:formula="of:=[.E2]*3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n cow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3]/[.C3]/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dress</text:p>
          </table:table-cell>
          <table:table-cell office:value-type="float" office:value="128" calcext:value-type="float">
            <text:p>128</text:p>
          </table:table-cell>
          <table:table-cell office:value-type="float" office:value="3.5" calcext:value-type="float">
            <text:p>3.5</text:p>
          </table:table-cell>
          <table:table-cell table:formula="of:=[.B4]/[.C4]/8" office:value-type="float" office:value="4.57142857142857" calcext:value-type="float">
            <text:p>4.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footrags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[.B5]/[.C5]/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shirt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formula="of:=[.B6]/[.C6]/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trouser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7]/[.C7]/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tunic</text:p>
          </table:table-cell>
          <table:table-cell office:value-type="float" office:value="96" calcext:value-type="float">
            <text:p>96</text:p>
          </table:table-cell>
          <table:table-cell office:value-type="float" office:value="2.8" calcext:value-type="float">
            <text:p>2.8</text:p>
          </table:table-cell>
          <table:table-cell table:formula="of:=[.B8]/[.C8]/8" office:value-type="float" office:value="4.28571428571429" calcext:value-type="float">
            <text:p>4.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undergarment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B9]/[.C9]/8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undershirt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[.B10]/[.C10]/8" office:value-type="float" office:value="4.66666666666667" calcext:value-type="float">
            <text:p>4.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n veil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table:formula="of:=[.B11]/[.C11]/8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ttle</text:p>
          </table:table-cell>
          <table:table-cell table:style-name="ce3" office:value-type="string" calcext:value-type="string">
            <text:p>Value*8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Squirrel / lb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loth value / lb</text:p>
          </table:table-cell>
        </table:table-row>
        <table:table-row table:style-name="ro1">
          <table:table-cell office:value-type="string" calcext:value-type="string">
            <text:p>Nettle apron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B13]/[.C13]/8" office:value-type="float" office:value="4" calcext:value-type="float">
            <text:p>4</text:p>
          </table:table-cell>
          <table:table-cell table:formula="of:=MAX([.D14:.D19])" office:value-type="float" office:value="4.66666666666667" calcext:value-type="float">
            <text:p>4.66666666666667</text:p>
          </table:table-cell>
          <table:table-cell table:formula="of:=[.E13]*3/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ttle cloak</text:p>
          </table:table-cell>
          <table:table-cell office:value-type="float" office:value="48" calcext:value-type="float">
            <text:p>48</text:p>
          </table:table-cell>
          <table:table-cell office:value-type="float" office:value="2.8" calcext:value-type="float">
            <text:p>2.8</text:p>
          </table:table-cell>
          <table:table-cell table:formula="of:=[.B14]/[.C14]/8" office:value-type="float" office:value="2.14285714285714" calcext:value-type="float">
            <text:p>2.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le cow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5]/[.C15]/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le shirt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table:formula="of:=[.B16]/[.C16]/8"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le trousers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[.B17]/[.C17]/8" office:value-type="float" office:value="4.66666666666667" calcext:value-type="float">
            <text:p>4.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le tunic</text:p>
          </table:table-cell>
          <table:table-cell office:value-type="float" office:value="88" calcext:value-type="float">
            <text:p>88</text:p>
          </table:table-cell>
          <table:table-cell office:value-type="float" office:value="2.8" calcext:value-type="float">
            <text:p>2.8</text:p>
          </table:table-cell>
          <table:table-cell table:formula="of:=[.B18]/[.C18]/8" office:value-type="float" office:value="3.92857142857143" calcext:value-type="float">
            <text:p>3.92857142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ool</text:p>
          </table:table-cell>
          <table:table-cell table:style-name="ce3" office:value-type="string" calcext:value-type="string">
            <text:p>Value*8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Squirrel /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apron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table:formula="of:=[.B20]/[.C20]/8" office:value-type="float" office:value="2.85714285714286" calcext:value-type="float">
            <text:p>2.85714285714286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Cloth value / lb</text:p>
          </table:table-cell>
        </table:table-row>
        <table:table-row table:style-name="ro1">
          <table:table-cell office:value-type="string" calcext:value-type="string">
            <text:p>Woollen cloak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table:formula="of:=[.B21]/[.C21]/8" office:value-type="float" office:value="1.81818181818182" calcext:value-type="float">
            <text:p>1.81818181818182</text:p>
          </table:table-cell>
          <table:table-cell table:formula="of:=MAX([.D21:.D35])" office:value-type="float" office:value="10" calcext:value-type="float">
            <text:p>10</text:p>
          </table:table-cell>
          <table:table-cell table:formula="of:=[.E21]*3/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oollen cow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2]/[.C22]/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dress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[.B23]/[.C23]/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footrags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[.B24]/[.C24]/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leggings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table:formula="of:=[.B25]/[.C25]/8" office:value-type="float" office:value="3.42857142857143" calcext:value-type="float">
            <text:p>3.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mittens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table:formula="of:=[.B26]/[.C26]/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overcoat</text:p>
          </table:table-cell>
          <table:table-cell office:value-type="float" office:value="136" calcext:value-type="float">
            <text:p>136</text:p>
          </table:table-cell>
          <table:table-cell office:value-type="float" office:value="6.3" calcext:value-type="float">
            <text:p>6.3</text:p>
          </table:table-cell>
          <table:table-cell table:formula="of:=[.B27]/[.C27]/8" office:value-type="float" office:value="2.6984126984127" calcext:value-type="float">
            <text:p>2.6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shirt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B28]/[.C28]/8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socks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table:formula="of:=[.B29]/[.C29]/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trousers</text:p>
          </table:table-cell>
          <table:table-cell office:value-type="float" office:value="128" calcext:value-type="float">
            <text:p>128</text:p>
          </table:table-cell>
          <table:table-cell office:value-type="float" office:value="5.5" calcext:value-type="float">
            <text:p>5.5</text:p>
          </table:table-cell>
          <table:table-cell table:formula="of:=[.B30]/[.C30]/8" office:value-type="float" office:value="2.90909090909091" calcext:value-type="float">
            <text:p>2.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tunic</text:p>
          </table:table-cell>
          <table:table-cell office:value-type="float" office:value="104" calcext:value-type="float">
            <text:p>104</text:p>
          </table:table-cell>
          <table:table-cell office:value-type="float" office:value="4.6" calcext:value-type="float">
            <text:p>4.6</text:p>
          </table:table-cell>
          <table:table-cell table:formula="of:=[.B31]/[.C31]/8" office:value-type="float" office:value="2.82608695652174" calcext:value-type="float">
            <text:p>2.8260869565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undergarment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formula="of:=[.B32]/[.C32]/8" office:value-type="float" office:value="2.85714285714286" calcext:value-type="float">
            <text:p>2.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undershir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33]/[.C33]/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llen veil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table:formula="of:=[.B34]/[.C34]/8" office:value-type="float" office:value="6.66666666666667" calcext:value-type="float">
            <text:p>6.66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22:15:05.443529355</meta:creation-date>
    <dc:date>2019-11-28T22:42:17.621899503</dc:date>
    <meta:editing-duration>PT16M50S</meta:editing-duration>
    <meta:editing-cycles>4</meta:editing-cycles>
    <meta:generator>LibreOffice/6.3.3.2.0$Linux_X86_64 LibreOffice_project/30$Build-2</meta:generator>
    <meta:document-statistic meta:table-count="1" meta:cell-count="148" meta:object-count="0"/>
  </office:meta>
</office:document-meta>
</file>